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ef6" officeooo:paragraph-rsid="0019def6"/>
    </style:style>
    <style:style style:name="P2" style:family="paragraph" style:parent-style-name="Standard">
      <style:text-properties officeooo:paragraph-rsid="0019def6"/>
    </style:style>
    <style:style style:name="P3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P4" style:family="paragraph" style:parent-style-name="Standard">
      <style:text-properties fo:font-weight="bold" officeooo:paragraph-rsid="0019def6" style:font-weight-asian="bold" style:font-weight-complex="bold"/>
    </style:style>
    <style:style style:name="P5" style:family="paragraph" style:parent-style-name="Standard">
      <style:text-properties fo:font-weight="normal" officeooo:rsid="0019def6" officeooo:paragraph-rsid="0019def6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19def6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6a3e3e" style:font-name="Monospace" fo:font-size="10pt" style:font-size-asian="10pt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dique o ponto onde há a violação do princípio do Bom Cidadão e corrija o código de forma a eliminar o problema (o teste TestaBomCidadao deve passar). </text:p>
      <text:p text:style-name="P3"/>
      <text:p text:style-name="P1">Como dito em no enunciado um Titular pode OU NÃO ter dependentes, da forma que a classe Titular estava desenvolvida, não essa regra. <text:s/>Modifiquei o método calcularCustoDependentes() conforme abaixo:</text:p>
      <text:p text:style-name="P1"/>
      <text:p text:style-name="P2"><text:span text:style-name="T3"><text:tab/></text:span><text:span text:style-name="T2">public</text:span><text:span text:style-name="T3"> BigDecimal calcularCustoDependentes() {</text:span></text:p>
      <text:p text:style-name="P6"><text:span text:style-name="T3"><text:tab/><text:tab/>BigDecimal </text:span><text:span text:style-name="T4">total</text:span><text:span text:style-name="T3"> = BigDecimal.</text:span><text:span text:style-name="T6">ZERO</text:span><text:span text:style-name="T3">;</text:span></text:p>
      <text:p text:style-name="P6"><text:span text:style-name="T3"><text:tab/><text:tab/></text:span><text:span text:style-name="T2">if</text:span><text:span text:style-name="T3"> (</text:span><text:span text:style-name="T5">dependentes</text:span><text:span text:style-name="T3"> != </text:span><text:span text:style-name="T2">null</text:span><text:span text:style-name="T3">) {</text:span></text:p>
      <text:p text:style-name="P6"><text:span text:style-name="T3"><text:tab/><text:tab/><text:tab/></text:span><text:span text:style-name="T2">for</text:span><text:span text:style-name="T3"> (Dependente </text:span><text:span text:style-name="T4">dependente</text:span><text:span text:style-name="T3"> : </text:span><text:span text:style-name="T5">dependentes</text:span><text:span text:style-name="T3">) {</text:span></text:p>
      <text:p text:style-name="P6"><text:span text:style-name="T3"><text:tab/><text:tab/><text:tab/><text:tab/></text:span><text:span text:style-name="T2">if</text:span><text:span text:style-name="T3"> (</text:span><text:span text:style-name="T4">dependente</text:span><text:span text:style-name="T3">.getIdade() &lt; 21) {</text:span></text:p>
      <text:p text:style-name="P6"><text:span text:style-name="T3"><text:tab/><text:tab/><text:tab/><text:tab/><text:tab/></text:span><text:span text:style-name="T4">total</text:span><text:span text:style-name="T3"> = </text:span><text:span text:style-name="T4">total</text:span><text:span text:style-name="T3">.add(</text:span><text:span text:style-name="T6">JOVEM</text:span><text:span text:style-name="T3">);</text:span></text:p>
      <text:p text:style-name="P6"><text:span text:style-name="T3"><text:tab/><text:tab/><text:tab/><text:tab/>} </text:span><text:span text:style-name="T2">else</text:span><text:span text:style-name="T3"> </text:span><text:span text:style-name="T2">if</text:span><text:span text:style-name="T3"> (</text:span><text:span text:style-name="T4">dependente</text:span><text:span text:style-name="T3">.getIdade() &lt; 35) {</text:span></text:p>
      <text:p text:style-name="P6"><text:span text:style-name="T3"><text:tab/><text:tab/><text:tab/><text:tab/><text:tab/></text:span><text:span text:style-name="T4">total</text:span><text:span text:style-name="T3"> = </text:span><text:span text:style-name="T4">total</text:span><text:span text:style-name="T3">.add(</text:span><text:span text:style-name="T6">MEDIO</text:span><text:span text:style-name="T3">);</text:span></text:p>
      <text:p text:style-name="P6"><text:span text:style-name="T3"><text:tab/><text:tab/><text:tab/><text:tab/>} </text:span><text:span text:style-name="T2">else</text:span><text:span text:style-name="T3"> </text:span><text:span text:style-name="T2">if</text:span><text:span text:style-name="T3"> (</text:span><text:span text:style-name="T4">dependente</text:span><text:span text:style-name="T3">.getIdade() &lt; 65) {</text:span></text:p>
      <text:p text:style-name="P6"><text:span text:style-name="T3"><text:tab/><text:tab/><text:tab/><text:tab/><text:tab/></text:span><text:span text:style-name="T4">total</text:span><text:span text:style-name="T3"> = </text:span><text:span text:style-name="T4">total</text:span><text:span text:style-name="T3">.add(</text:span><text:span text:style-name="T6">ADULTO</text:span><text:span text:style-name="T3">);</text:span></text:p>
      <text:p text:style-name="P6"><text:span text:style-name="T3"><text:tab/><text:tab/><text:tab/><text:tab/>} </text:span><text:span text:style-name="T2">else</text:span><text:span text:style-name="T3"> {</text:span></text:p>
      <text:p text:style-name="P6"><text:span text:style-name="T3"><text:tab/><text:tab/><text:tab/><text:tab/><text:tab/></text:span><text:span text:style-name="T4">total</text:span><text:span text:style-name="T3"> = </text:span><text:span text:style-name="T4">total</text:span><text:span text:style-name="T3">.add(</text:span><text:span text:style-name="T6">SENIOR</text:span><text:span text:style-name="T3">);</text:span></text:p>
      <text:p text:style-name="P6"><text:span text:style-name="T3"><text:tab/><text:tab/><text:tab/><text:tab/>}</text:span></text:p>
      <text:p text:style-name="P6"><text:span text:style-name="T3"><text:tab/><text:tab/><text:tab/>}</text:span></text:p>
      <text:p text:style-name="P6"><text:span text:style-name="T3"><text:tab/><text:tab/>}</text:span></text:p>
      <text:p text:style-name="P6"><text:span text:style-name="T3"><text:tab/><text:tab/></text:span><text:span text:style-name="T2">return</text:span><text:span text:style-name="T3"> </text:span><text:span text:style-name="T4">total</text:span><text:span text:style-name="T3">;</text:span></text:p>
      <text:p text:style-name="P6"><text:span text:style-name="T3"><text:tab/>}</text:span></text:p>
      <text:p text:style-name="P2"><text:span text:style-name="T3"/></text:p>
      <text:p text:style-name="P4"><text:span text:style-name="T1"><text:s/>2. Indique a violação do princípio SRP ocorrida no código Titular e faça a refatoração.</text:span></text:p>
      <text:p text:style-name="P3"/>
      <text:p text:style-name="P5">A classe Titular viola o princípio SRP ao atribuir pra sí, responsabilidades da classe Dependente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28:21.656013000</meta:creation-date>
    <meta:generator>LibreOffice/5.1.4.2$Linux_X86_64 LibreOffice_project/10m0$Build-2</meta:generator>
    <dc:date>2016-12-05T13:38:40.936975731</dc:date>
    <meta:editing-duration>PT10M19S</meta:editing-duration>
    <meta:editing-cycles>1</meta:editing-cycles>
    <meta:document-statistic meta:table-count="0" meta:image-count="0" meta:object-count="0" meta:page-count="1" meta:paragraph-count="21" meta:word-count="146" meta:character-count="985" meta:non-whitespace-character-count="799"/>
  </office:meta>
</office:document-meta>
</file>